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475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47:50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4.752587" calcext:value-type="float">
            <text:p>14.752587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005275" calcext:value-type="float">
            <text:p>0.0052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863655" calcext:value-type="float">
            <text:p>13.86365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4.752587" calcext:value-type="float">
            <text:p>14.752587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.182318" calcext:value-type="float">
            <text:p>15.1823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16532" calcext:value-type="float">
            <text:p>0.31653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36828" calcext:value-type="float">
            <text:p>0.336828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97559" calcext:value-type="float">
            <text:p>0.197559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473009" calcext:value-type="float">
            <text:p>0.473009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323263" calcext:value-type="float">
            <text:p>0.323263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37794" calcext:value-type="float">
            <text:p>0.337794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201819" calcext:value-type="float">
            <text:p>0.201819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474504" calcext:value-type="float">
            <text:p>0.474504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-0.001025" calcext:value-type="float">
            <text:p>-0.001025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009297" calcext:value-type="float">
            <text:p>0.00929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-0.004217" calcext:value-type="float">
            <text:p>-0.004217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004755" calcext:value-type="float">
            <text:p>0.004755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055237" calcext:value-type="float">
            <text:p>0.05523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75.111015" calcext:value-type="float">
            <text:p>75.11101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87.761917" calcext:value-type="float">
            <text:p>87.76191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91.664047" calcext:value-type="float">
            <text:p>91.66404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70.553581" calcext:value-type="float">
            <text:p>70.55358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73.716446" calcext:value-type="float">
            <text:p>73.716446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79.107262" calcext:value-type="float">
            <text:p>79.10726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80.938599" calcext:value-type="float">
            <text:p>80.938599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54.249317" calcext:value-type="float">
            <text:p>54.249317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-35.441929" calcext:value-type="float">
            <text:p>-35.441929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65.92144" calcext:value-type="float">
            <text:p>65.92144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66.318855" calcext:value-type="float">
            <text:p>66.318855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5.505398" calcext:value-type="float">
            <text:p>45.505398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79.506477" calcext:value-type="float">
            <text:p>79.506477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96.620308" calcext:value-type="float">
            <text:p>96.620308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66.613304" calcext:value-type="float">
            <text:p>66.613304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0.478732" calcext:value-type="float">
            <text:p>0.47873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180934" calcext:value-type="float">
            <text:p>2.180934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0152" calcext:value-type="float">
            <text:p>0.000152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0398" calcext:value-type="float">
            <text:p>0.000398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0627" calcext:value-type="float">
            <text:p>0.000627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0647" calcext:value-type="float">
            <text:p>0.000647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00459" calcext:value-type="float">
            <text:p>0.000459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00438" calcext:value-type="float">
            <text:p>0.000438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00707" calcext:value-type="float">
            <text:p>0.000707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1301" calcext:value-type="float">
            <text:p>0.001301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2043" calcext:value-type="float">
            <text:p>0.002043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2907" calcext:value-type="float">
            <text:p>0.002907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4043" calcext:value-type="float">
            <text:p>0.004043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5455" calcext:value-type="float">
            <text:p>0.005455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7172" calcext:value-type="float">
            <text:p>0.007172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9516" calcext:value-type="float">
            <text:p>0.009516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12396" calcext:value-type="float">
            <text:p>0.012396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15979" calcext:value-type="float">
            <text:p>0.015979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20004" calcext:value-type="float">
            <text:p>0.020004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24471" calcext:value-type="float">
            <text:p>0.024471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29586" calcext:value-type="float">
            <text:p>0.029586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3518" calcext:value-type="float">
            <text:p>0.03518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41832" calcext:value-type="float">
            <text:p>0.041832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50976" calcext:value-type="float">
            <text:p>0.050976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62538" calcext:value-type="float">
            <text:p>0.062538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77274" calcext:value-type="float">
            <text:p>0.077274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94091" calcext:value-type="float">
            <text:p>0.094091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113148" calcext:value-type="float">
            <text:p>0.113148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135771" calcext:value-type="float">
            <text:p>0.135771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161213" calcext:value-type="float">
            <text:p>0.161213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191482" calcext:value-type="float">
            <text:p>0.191482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226153" calcext:value-type="float">
            <text:p>0.226153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265227" calcext:value-type="float">
            <text:p>0.265227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312513" calcext:value-type="float">
            <text:p>0.312513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366216" calcext:value-type="float">
            <text:p>0.366216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427822" calcext:value-type="float">
            <text:p>0.427822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49383" calcext:value-type="float">
            <text:p>0.49383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5638" calcext:value-type="float">
            <text:p>0.5638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635457" calcext:value-type="float">
            <text:p>0.635457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706153" calcext:value-type="float">
            <text:p>0.706153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774487" calcext:value-type="float">
            <text:p>0.774487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837563" calcext:value-type="float">
            <text:p>0.837563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895552" calcext:value-type="float">
            <text:p>0.895552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941179" calcext:value-type="float">
            <text:p>0.941179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974966" calcext:value-type="float">
            <text:p>0.974966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994715" calcext:value-type="float">
            <text:p>0.994715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993983" calcext:value-type="float">
            <text:p>0.993983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974544" calcext:value-type="float">
            <text:p>0.974544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948565" calcext:value-type="float">
            <text:p>0.948565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915733" calcext:value-type="float">
            <text:p>0.915733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878276" calcext:value-type="float">
            <text:p>0.878276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838415" calcext:value-type="float">
            <text:p>0.838415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798052" calcext:value-type="float">
            <text:p>0.798052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760306" calcext:value-type="float">
            <text:p>0.760306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72525" calcext:value-type="float">
            <text:p>0.72525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692061" calcext:value-type="float">
            <text:p>0.692061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659711" calcext:value-type="float">
            <text:p>0.659711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630309" calcext:value-type="float">
            <text:p>0.630309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60473" calcext:value-type="float">
            <text:p>0.60473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582926" calcext:value-type="float">
            <text:p>0.582926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561963" calcext:value-type="float">
            <text:p>0.561963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540202" calcext:value-type="float">
            <text:p>0.540202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517912" calcext:value-type="float">
            <text:p>0.517912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496023" calcext:value-type="float">
            <text:p>0.496023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474502" calcext:value-type="float">
            <text:p>0.474502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452555" calcext:value-type="float">
            <text:p>0.452555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430005" calcext:value-type="float">
            <text:p>0.430005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407444" calcext:value-type="float">
            <text:p>0.407444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385895" calcext:value-type="float">
            <text:p>0.385895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365457" calcext:value-type="float">
            <text:p>0.365457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347019" calcext:value-type="float">
            <text:p>0.347019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330131" calcext:value-type="float">
            <text:p>0.330131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315473" calcext:value-type="float">
            <text:p>0.315473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302166" calcext:value-type="float">
            <text:p>0.302166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290178" calcext:value-type="float">
            <text:p>0.290178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278437" calcext:value-type="float">
            <text:p>0.278437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266372" calcext:value-type="float">
            <text:p>0.266372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254407" calcext:value-type="float">
            <text:p>0.254407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24308" calcext:value-type="float">
            <text:p>0.24308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232635" calcext:value-type="float">
            <text:p>0.232635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224121" calcext:value-type="float">
            <text:p>0.224121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217294" calcext:value-type="float">
            <text:p>0.217294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211891" calcext:value-type="float">
            <text:p>0.211891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206459" calcext:value-type="float">
            <text:p>0.206459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201346" calcext:value-type="float">
            <text:p>0.201346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197852" calcext:value-type="float">
            <text:p>0.197852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195985" calcext:value-type="float">
            <text:p>0.195985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196066" calcext:value-type="float">
            <text:p>0.196066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19703" calcext:value-type="float">
            <text:p>0.19703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199112" calcext:value-type="float">
            <text:p>0.199112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202184" calcext:value-type="float">
            <text:p>0.202184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206031" calcext:value-type="float">
            <text:p>0.206031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211489" calcext:value-type="float">
            <text:p>0.211489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218197" calcext:value-type="float">
            <text:p>0.218197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226169" calcext:value-type="float">
            <text:p>0.226169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234348" calcext:value-type="float">
            <text:p>0.234348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242554" calcext:value-type="float">
            <text:p>0.242554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250998" calcext:value-type="float">
            <text:p>0.250998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25967" calcext:value-type="float">
            <text:p>0.25967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268898" calcext:value-type="float">
            <text:p>0.268898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278736" calcext:value-type="float">
            <text:p>0.278736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289136" calcext:value-type="float">
            <text:p>0.289136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299444" calcext:value-type="float">
            <text:p>0.299444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309383" calcext:value-type="float">
            <text:p>0.309383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318982" calcext:value-type="float">
            <text:p>0.318982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328564" calcext:value-type="float">
            <text:p>0.328564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338423" calcext:value-type="float">
            <text:p>0.338423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349349" calcext:value-type="float">
            <text:p>0.349349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361349" calcext:value-type="float">
            <text:p>0.361349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372769" calcext:value-type="float">
            <text:p>0.372769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382616" calcext:value-type="float">
            <text:p>0.382616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391544" calcext:value-type="float">
            <text:p>0.391544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401694" calcext:value-type="float">
            <text:p>0.401694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413237" calcext:value-type="float">
            <text:p>0.413237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424772" calcext:value-type="float">
            <text:p>0.424772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435518" calcext:value-type="float">
            <text:p>0.435518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444701" calcext:value-type="float">
            <text:p>0.444701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452643" calcext:value-type="float">
            <text:p>0.452643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459251" calcext:value-type="float">
            <text:p>0.459251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465081" calcext:value-type="float">
            <text:p>0.465081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470557" calcext:value-type="float">
            <text:p>0.470557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476503" calcext:value-type="float">
            <text:p>0.476503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483275" calcext:value-type="float">
            <text:p>0.483275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49065" calcext:value-type="float">
            <text:p>0.49065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497681" calcext:value-type="float">
            <text:p>0.497681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504019" calcext:value-type="float">
            <text:p>0.504019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508137" calcext:value-type="float">
            <text:p>0.508137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510258" calcext:value-type="float">
            <text:p>0.510258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51098" calcext:value-type="float">
            <text:p>0.51098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512163" calcext:value-type="float">
            <text:p>0.512163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51399" calcext:value-type="float">
            <text:p>0.51399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516397" calcext:value-type="float">
            <text:p>0.516397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519218" calcext:value-type="float">
            <text:p>0.519218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520608" calcext:value-type="float">
            <text:p>0.520608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520283" calcext:value-type="float">
            <text:p>0.520283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519264" calcext:value-type="float">
            <text:p>0.519264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519675" calcext:value-type="float">
            <text:p>0.519675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5207" calcext:value-type="float">
            <text:p>0.5207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519717" calcext:value-type="float">
            <text:p>0.519717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516267" calcext:value-type="float">
            <text:p>0.516267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513465" calcext:value-type="float">
            <text:p>0.513465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512978" calcext:value-type="float">
            <text:p>0.512978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513296" calcext:value-type="float">
            <text:p>0.513296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511352" calcext:value-type="float">
            <text:p>0.511352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50767" calcext:value-type="float">
            <text:p>0.50767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504825" calcext:value-type="float">
            <text:p>0.504825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503543" calcext:value-type="float">
            <text:p>0.503543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500411" calcext:value-type="float">
            <text:p>0.500411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494363" calcext:value-type="float">
            <text:p>0.494363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487037" calcext:value-type="float">
            <text:p>0.487037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481985" calcext:value-type="float">
            <text:p>0.481985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478157" calcext:value-type="float">
            <text:p>0.478157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47232" calcext:value-type="float">
            <text:p>0.47232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463953" calcext:value-type="float">
            <text:p>0.463953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455795" calcext:value-type="float">
            <text:p>0.455795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449486" calcext:value-type="float">
            <text:p>0.449486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444722" calcext:value-type="float">
            <text:p>0.444722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439773" calcext:value-type="float">
            <text:p>0.439773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434832" calcext:value-type="float">
            <text:p>0.434832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430239" calcext:value-type="float">
            <text:p>0.430239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426334" calcext:value-type="float">
            <text:p>0.426334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424076" calcext:value-type="float">
            <text:p>0.424076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42327" calcext:value-type="float">
            <text:p>0.42327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42513" calcext:value-type="float">
            <text:p>0.42513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428625" calcext:value-type="float">
            <text:p>0.428625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433906" calcext:value-type="float">
            <text:p>0.433906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439536" calcext:value-type="float">
            <text:p>0.439536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446231" calcext:value-type="float">
            <text:p>0.446231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455194" calcext:value-type="float">
            <text:p>0.455194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466227" calcext:value-type="float">
            <text:p>0.466227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477615" calcext:value-type="float">
            <text:p>0.477615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488005" calcext:value-type="float">
            <text:p>0.488005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498095" calcext:value-type="float">
            <text:p>0.498095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508863" calcext:value-type="float">
            <text:p>0.508863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519771" calcext:value-type="float">
            <text:p>0.519771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529889" calcext:value-type="float">
            <text:p>0.529889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538453" calcext:value-type="float">
            <text:p>0.538453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544802" calcext:value-type="float">
            <text:p>0.544802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54901" calcext:value-type="float">
            <text:p>0.54901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549674" calcext:value-type="float">
            <text:p>0.549674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547989" calcext:value-type="float">
            <text:p>0.547989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544637" calcext:value-type="float">
            <text:p>0.544637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541743" calcext:value-type="float">
            <text:p>0.541743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538459" calcext:value-type="float">
            <text:p>0.538459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533927" calcext:value-type="float">
            <text:p>0.533927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527044" calcext:value-type="float">
            <text:p>0.527044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517263" calcext:value-type="float">
            <text:p>0.517263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505485" calcext:value-type="float">
            <text:p>0.505485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494434" calcext:value-type="float">
            <text:p>0.494434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485508" calcext:value-type="float">
            <text:p>0.485508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475642" calcext:value-type="float">
            <text:p>0.475642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463156" calcext:value-type="float">
            <text:p>0.463156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44955" calcext:value-type="float">
            <text:p>0.44955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437834" calcext:value-type="float">
            <text:p>0.437834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427459" calcext:value-type="float">
            <text:p>0.427459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416546" calcext:value-type="float">
            <text:p>0.416546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404681" calcext:value-type="float">
            <text:p>0.404681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392382" calcext:value-type="float">
            <text:p>0.392382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38052" calcext:value-type="float">
            <text:p>0.38052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370961" calcext:value-type="float">
            <text:p>0.370961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363699" calcext:value-type="float">
            <text:p>0.363699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356928" calcext:value-type="float">
            <text:p>0.356928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348803" calcext:value-type="float">
            <text:p>0.348803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339026" calcext:value-type="float">
            <text:p>0.339026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328856" calcext:value-type="float">
            <text:p>0.328856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319229" calcext:value-type="float">
            <text:p>0.319229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310914" calcext:value-type="float">
            <text:p>0.310914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304064" calcext:value-type="float">
            <text:p>0.304064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297832" calcext:value-type="float">
            <text:p>0.297832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291726" calcext:value-type="float">
            <text:p>0.291726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285554" calcext:value-type="float">
            <text:p>0.285554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279284" calcext:value-type="float">
            <text:p>0.279284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273178" calcext:value-type="float">
            <text:p>0.273178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267341" calcext:value-type="float">
            <text:p>0.267341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261833" calcext:value-type="float">
            <text:p>0.261833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256445" calcext:value-type="float">
            <text:p>0.256445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250648" calcext:value-type="float">
            <text:p>0.250648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244285" calcext:value-type="float">
            <text:p>0.244285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237724" calcext:value-type="float">
            <text:p>0.237724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231589" calcext:value-type="float">
            <text:p>0.231589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225797" calcext:value-type="float">
            <text:p>0.225797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219912" calcext:value-type="float">
            <text:p>0.219912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214816" calcext:value-type="float">
            <text:p>0.214816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21148" calcext:value-type="float">
            <text:p>0.21148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209103" calcext:value-type="float">
            <text:p>0.209103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205524" calcext:value-type="float">
            <text:p>0.205524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200258" calcext:value-type="float">
            <text:p>0.200258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194957" calcext:value-type="float">
            <text:p>0.194957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190673" calcext:value-type="float">
            <text:p>0.190673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18656" calcext:value-type="float">
            <text:p>0.18656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181862" calcext:value-type="float">
            <text:p>0.181862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176965" calcext:value-type="float">
            <text:p>0.176965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172357" calcext:value-type="float">
            <text:p>0.172357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16819" calcext:value-type="float">
            <text:p>0.16819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164208" calcext:value-type="float">
            <text:p>0.164208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160721" calcext:value-type="float">
            <text:p>0.160721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157569" calcext:value-type="float">
            <text:p>0.157569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153782" calcext:value-type="float">
            <text:p>0.153782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148889" calcext:value-type="float">
            <text:p>0.148889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143433" calcext:value-type="float">
            <text:p>0.143433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138536" calcext:value-type="float">
            <text:p>0.138536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134667" calcext:value-type="float">
            <text:p>0.134667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131382" calcext:value-type="float">
            <text:p>0.131382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128541" calcext:value-type="float">
            <text:p>0.128541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125841" calcext:value-type="float">
            <text:p>0.125841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122878" calcext:value-type="float">
            <text:p>0.122878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119453" calcext:value-type="float">
            <text:p>0.119453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115442" calcext:value-type="float">
            <text:p>0.115442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111037" calcext:value-type="float">
            <text:p>0.111037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10696" calcext:value-type="float">
            <text:p>0.10696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103821" calcext:value-type="float">
            <text:p>0.103821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10175" calcext:value-type="float">
            <text:p>0.10175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100249" calcext:value-type="float">
            <text:p>0.100249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98551" calcext:value-type="float">
            <text:p>0.098551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96293" calcext:value-type="float">
            <text:p>0.096293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93413" calcext:value-type="float">
            <text:p>0.093413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90155" calcext:value-type="float">
            <text:p>0.090155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8718" calcext:value-type="float">
            <text:p>0.08718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84978" calcext:value-type="float">
            <text:p>0.084978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83265" calcext:value-type="float">
            <text:p>0.083265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81251" calcext:value-type="float">
            <text:p>0.081251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78436" calcext:value-type="float">
            <text:p>0.078436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75083" calcext:value-type="float">
            <text:p>0.075083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72103" calcext:value-type="float">
            <text:p>0.072103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70191" calcext:value-type="float">
            <text:p>0.070191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68965" calcext:value-type="float">
            <text:p>0.068965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67372" calcext:value-type="float">
            <text:p>0.067372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65245" calcext:value-type="float">
            <text:p>0.065245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63657" calcext:value-type="float">
            <text:p>0.063657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62811" calcext:value-type="float">
            <text:p>0.062811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61749" calcext:value-type="float">
            <text:p>0.061749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59965" calcext:value-type="float">
            <text:p>0.059965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57996" calcext:value-type="float">
            <text:p>0.057996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5652" calcext:value-type="float">
            <text:p>0.05652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55597" calcext:value-type="float">
            <text:p>0.055597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54489" calcext:value-type="float">
            <text:p>0.054489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5252" calcext:value-type="float">
            <text:p>0.05252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49942" calcext:value-type="float">
            <text:p>0.049942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47633" calcext:value-type="float">
            <text:p>0.047633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46339" calcext:value-type="float">
            <text:p>0.046339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45758" calcext:value-type="float">
            <text:p>0.045758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45546" calcext:value-type="float">
            <text:p>0.045546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45397" calcext:value-type="float">
            <text:p>0.045397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44669" calcext:value-type="float">
            <text:p>0.044669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4329" calcext:value-type="float">
            <text:p>0.04329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42098" calcext:value-type="float">
            <text:p>0.042098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4172" calcext:value-type="float">
            <text:p>0.04172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40617" calcext:value-type="float">
            <text:p>0.040617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37926" calcext:value-type="float">
            <text:p>0.037926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34859" calcext:value-type="float">
            <text:p>0.034859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33057" calcext:value-type="float">
            <text:p>0.033057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32391" calcext:value-type="float">
            <text:p>0.032391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31758" calcext:value-type="float">
            <text:p>0.031758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3193" calcext:value-type="float">
            <text:p>0.03193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32389" calcext:value-type="float">
            <text:p>0.032389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31639" calcext:value-type="float">
            <text:p>0.031639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29573" calcext:value-type="float">
            <text:p>0.029573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27594" calcext:value-type="float">
            <text:p>0.027594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26804" calcext:value-type="float">
            <text:p>0.026804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26458" calcext:value-type="float">
            <text:p>0.026458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26372" calcext:value-type="float">
            <text:p>0.026372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26898" calcext:value-type="float">
            <text:p>0.026898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27165" calcext:value-type="float">
            <text:p>0.027165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26493" calcext:value-type="float">
            <text:p>0.026493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24034" calcext:value-type="float">
            <text:p>0.024034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21005" calcext:value-type="float">
            <text:p>0.021005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18763" calcext:value-type="float">
            <text:p>0.018763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18025" calcext:value-type="float">
            <text:p>0.018025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18684" calcext:value-type="float">
            <text:p>0.018684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19557" calcext:value-type="float">
            <text:p>0.019557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19516" calcext:value-type="float">
            <text:p>0.019516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19517" calcext:value-type="float">
            <text:p>0.019517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19107" calcext:value-type="float">
            <text:p>0.019107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17975" calcext:value-type="float">
            <text:p>0.017975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17269" calcext:value-type="float">
            <text:p>0.017269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17216" calcext:value-type="float">
            <text:p>0.017216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16115" calcext:value-type="float">
            <text:p>0.016115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13167" calcext:value-type="float">
            <text:p>0.013167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9511" calcext:value-type="float">
            <text:p>0.009511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07818" calcext:value-type="float">
            <text:p>0.007818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8193" calcext:value-type="float">
            <text:p>0.008193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10734" calcext:value-type="float">
            <text:p>0.010734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14653" calcext:value-type="float">
            <text:p>0.014653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16113" calcext:value-type="float">
            <text:p>0.016113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14792" calcext:value-type="float">
            <text:p>0.014792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11912" calcext:value-type="float">
            <text:p>0.011912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10523" calcext:value-type="float">
            <text:p>0.010523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994" calcext:value-type="float">
            <text:p>0.00994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9262" calcext:value-type="float">
            <text:p>0.009262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8876" calcext:value-type="float">
            <text:p>0.008876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9621" calcext:value-type="float">
            <text:p>0.009621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10704" calcext:value-type="float">
            <text:p>0.010704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10289" calcext:value-type="float">
            <text:p>0.010289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8366" calcext:value-type="float">
            <text:p>0.008366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6028" calcext:value-type="float">
            <text:p>0.006028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5126" calcext:value-type="float">
            <text:p>0.005126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5143" calcext:value-type="float">
            <text:p>0.005143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6156" calcext:value-type="float">
            <text:p>0.006156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7563" calcext:value-type="float">
            <text:p>0.007563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8017" calcext:value-type="float">
            <text:p>0.008017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7634" calcext:value-type="float">
            <text:p>0.007634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7605" calcext:value-type="float">
            <text:p>0.007605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8719" calcext:value-type="float">
            <text:p>0.008719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973" calcext:value-type="float">
            <text:p>0.00973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7876" calcext:value-type="float">
            <text:p>0.007876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5048" calcext:value-type="float">
            <text:p>0.005048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359" calcext:value-type="float">
            <text:p>0.00359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4383" calcext:value-type="float">
            <text:p>0.004383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5613" calcext:value-type="float">
            <text:p>0.005613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6045" calcext:value-type="float">
            <text:p>0.006045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6311" calcext:value-type="float">
            <text:p>0.006311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5906" calcext:value-type="float">
            <text:p>0.005906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4882" calcext:value-type="float">
            <text:p>0.004882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4119" calcext:value-type="float">
            <text:p>0.004119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4334" calcext:value-type="float">
            <text:p>0.004334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4611" calcext:value-type="float">
            <text:p>0.004611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4325" calcext:value-type="float">
            <text:p>0.004325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4174" calcext:value-type="float">
            <text:p>0.004174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4482" calcext:value-type="float">
            <text:p>0.004482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4406" calcext:value-type="float">
            <text:p>0.004406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3537" calcext:value-type="float">
            <text:p>0.003537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1821" calcext:value-type="float">
            <text:p>0.001821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096" calcext:value-type="float">
            <text:p>0.00096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0986" calcext:value-type="float">
            <text:p>0.000986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1071" calcext:value-type="float">
            <text:p>0.001071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0783" calcext:value-type="float">
            <text:p>0.000783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0198" calcext:value-type="float">
            <text:p>0.000198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36:34.094885618</dc:date>
    <meta:editing-duration>PT12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